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64.2pt"/>
    </style:style>
    <style:style style:name="ro1" style:family="table-row">
      <style:table-row-properties style:row-height="19.36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>
      <style:table-cell-properties fo:padding="2.01pt"/>
      <style:text-properties fo:font-size="14pt" style:font-size-asian="14pt" style:font-size-complex="14pt"/>
    </style:style>
    <style:style style:name="ce2" style:family="table-cell" style:parent-style-name="Default" style:data-style-name="N60">
      <style:table-cell-properties fo:padding="2.01pt"/>
      <style:text-properties fo:font-size="14pt" style:font-size-asian="14pt" style:font-size-complex="14pt"/>
    </style:style>
    <style:style style:name="ce3" style:family="table-cell" style:parent-style-name="Default" style:data-style-name="N125">
      <style:table-cell-properties fo:padding="2.01pt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padding="2.01pt"/>
      <style:text-properties fo:font-size="14pt" style:font-size-asian="14pt" style:font-size-complex="14pt"/>
    </style:style>
    <style:style style:name="ce5" style:family="table-cell" style:parent-style-name="Default" style:data-style-name="N126">
      <style:table-cell-properties fo:padding="2.01pt"/>
      <style:text-properties fo:font-size="14pt" style:font-size-asian="14pt" style:font-size-complex="14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fo:padding="2.01pt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56" table:default-cell-style-name="ce1"/>
        <table:table-column table:style-name="co2" table:number-columns-repeated="767" table:default-cell-style-name="ce6"/>
        <table:table-row table:style-name="ro1">
          <table:table-cell office:value-type="string" calcext:value-type="string">
            <text:p>Calculate particle TOF for various momen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ticle mass</text:p>
          </table:table-cell>
          <table:table-cell table:style-name="ce3" office:value-type="float" office:value="105.66" calcext:value-type="float">
            <text:p>105.660</text:p>
          </table:table-cell>
          <table:table-cell office:value-type="string" calcext:value-type="string">
            <text:p><text:s text:c="2"/>MeV/c</text:p>
          </table:table-cell>
          <table:table-cell office:value-type="string" calcext:value-type="string">
            <text:p><text:s/>electron=0.511 <text:s text:c="3"/>muon=105.66 <text:s text:c="2"/>charged pion=139.57 <text:s text:c="3"/>proton=938.27 <text:s text:c="2"/>neutron=939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ight distance</text:p>
          </table:table-cell>
          <table:table-cell table:style-name="ce3" office:value-type="float" office:value="3.337" calcext:value-type="float">
            <text:p>3.337</text:p>
          </table:table-cell>
          <table:table-cell office:value-type="string" calcext:value-type="string">
            <text:p><text:s text:c="2"/>metr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(MeV/c)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E(tot)</text:p>
          </table:table-cell>
          <table:table-cell office:value-type="string" calcext:value-type="string">
            <text:p>E(kin)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<text:s text:c="3"/>TOF (ns)</text:p>
          </table:table-cell>
          <table:table-cell office:value-type="string" calcext:value-type="string">
            <text:p>delta T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table:formula="of:=[.B3]" office:value-type="float" office:value="105.66" calcext:value-type="float">
            <text:p>105.66</text:p>
          </table:table-cell>
          <table:table-cell table:style-name="ce4" table:formula="of:=SQRT([.A7]*[.A7]+[.B7]*[.B7])" office:value-type="float" office:value="145.478643106127" calcext:value-type="float">
            <text:p>145.478643106127</text:p>
          </table:table-cell>
          <table:table-cell table:style-name="ce4" table:formula="of:=[.C7]-[.B7]" office:value-type="float" office:value="39.8186431061274" calcext:value-type="float">
            <text:p>39.8186431061274</text:p>
          </table:table-cell>
          <table:table-cell table:style-name="ce5" table:formula="of:=[.A7]/[.C7]" office:value-type="float" office:value="0.68738611981038" calcext:value-type="float">
            <text:p>0.6874</text:p>
          </table:table-cell>
          <table:table-cell table:style-name="ce5" table:formula="of:=1/SQRT(1-[.E7]*[.E7])" office:value-type="float" office:value="1.37685636102714" calcext:value-type="float">
            <text:p>1.3769</text:p>
          </table:table-cell>
          <table:table-cell table:style-name="ce4" table:formula="of:=[.$B$4]/([.E7]*0.2997925)" office:value-type="float" office:value="16.1932747498736" calcext:value-type="float">
            <text:p>16.1932747498736</text:p>
          </table:table-cell>
          <table:table-cell table:formula="of:=[.G7]-11.131" office:value-type="float" office:value="5.0622747498736" calcext:value-type="float">
            <text:p>5.0622747498736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" table:formula="of:=[.B7]" office:value-type="float" office:value="105.66" calcext:value-type="float">
            <text:p>105.66</text:p>
          </table:table-cell>
          <table:table-cell table:style-name="ce4" table:formula="of:=SQRT([.A8]*[.A8]+[.B8]*[.B8])" office:value-type="float" office:value="226.194685171867" calcext:value-type="float">
            <text:p>226.194685171867</text:p>
          </table:table-cell>
          <table:table-cell table:style-name="ce4" table:formula="of:=[.C8]-[.B8]" office:value-type="float" office:value="120.534685171867" calcext:value-type="float">
            <text:p>120.534685171867</text:p>
          </table:table-cell>
          <table:table-cell table:style-name="ce5" table:formula="of:=[.A8]/[.C8]" office:value-type="float" office:value="0.884194073119076" calcext:value-type="float">
            <text:p>0.8842</text:p>
          </table:table-cell>
          <table:table-cell table:style-name="ce5" table:formula="of:=1/SQRT(1-[.E8]*[.E8])" office:value-type="float" office:value="2.14077877315793" calcext:value-type="float">
            <text:p>2.1408</text:p>
          </table:table-cell>
          <table:table-cell table:style-name="ce4" table:formula="of:=[.$B$4]/([.E8]*0.2997925)" office:value-type="float" office:value="12.5889017306724" calcext:value-type="float">
            <text:p>12.5889017306724</text:p>
          </table:table-cell>
          <table:table-cell table:formula="of:=[.G8]-11.131" office:value-type="float" office:value="1.4579017306724" calcext:value-type="float">
            <text:p>1.4579017306724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table:formula="of:=[.B8]" office:value-type="float" office:value="105.66" calcext:value-type="float">
            <text:p>105.66</text:p>
          </table:table-cell>
          <table:table-cell table:style-name="ce4" table:formula="of:=SQRT([.A9]*[.A9]+[.B9]*[.B9])" office:value-type="float" office:value="318.062942827359" calcext:value-type="float">
            <text:p>318.062942827359</text:p>
          </table:table-cell>
          <table:table-cell table:style-name="ce4" table:formula="of:=[.C9]-[.B9]" office:value-type="float" office:value="212.402942827359" calcext:value-type="float">
            <text:p>212.402942827359</text:p>
          </table:table-cell>
          <table:table-cell table:style-name="ce5" table:formula="of:=[.A9]/[.C9]" office:value-type="float" office:value="0.943209533726903" calcext:value-type="float">
            <text:p>0.9432</text:p>
          </table:table-cell>
          <table:table-cell table:style-name="ce5" table:formula="of:=1/SQRT(1-[.E9]*[.E9])" office:value-type="float" office:value="3.01024931693507" calcext:value-type="float">
            <text:p>3.0102</text:p>
          </table:table-cell>
          <table:table-cell table:style-name="ce4" table:formula="of:=[.$B$4]/([.E9]*0.2997925)" office:value-type="float" office:value="11.8012296306601" calcext:value-type="float">
            <text:p>11.8012296306601</text:p>
          </table:table-cell>
          <table:table-cell table:formula="of:=[.G9]-11.131" office:value-type="float" office:value="0.670229630660099" calcext:value-type="float">
            <text:p>0.670229630660099</text:p>
          </table:table-cell>
          <table:table-cell table:number-columns-repeated="1016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4" table:formula="of:=[.B9]" office:value-type="float" office:value="105.66" calcext:value-type="float">
            <text:p>105.66</text:p>
          </table:table-cell>
          <table:table-cell table:style-name="ce4" table:formula="of:=SQRT([.A10]*[.A10]+[.B10]*[.B10])" office:value-type="float" office:value="413.719754906628" calcext:value-type="float">
            <text:p>413.719754906628</text:p>
          </table:table-cell>
          <table:table-cell table:style-name="ce4" table:formula="of:=[.C10]-[.B10]" office:value-type="float" office:value="308.059754906628" calcext:value-type="float">
            <text:p>308.059754906628</text:p>
          </table:table-cell>
          <table:table-cell table:style-name="ce5" table:formula="of:=[.A10]/[.C10]" office:value-type="float" office:value="0.966838047388566" calcext:value-type="float">
            <text:p>0.9668</text:p>
          </table:table-cell>
          <table:table-cell table:style-name="ce5" table:formula="of:=1/SQRT(1-[.E10]*[.E10])" office:value-type="float" office:value="3.9155759502804" calcext:value-type="float">
            <text:p>3.9156</text:p>
          </table:table-cell>
          <table:table-cell table:style-name="ce4" table:formula="of:=[.$B$4]/([.E10]*0.2997925)" office:value-type="float" office:value="11.5128198847821" calcext:value-type="float">
            <text:p>11.5128198847821</text:p>
          </table:table-cell>
          <table:table-cell table:formula="of:=[.G10]-11.131" office:value-type="float" office:value="0.3818198847821" calcext:value-type="float">
            <text:p>0.3818198847821</text:p>
          </table:table-cell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table:formula="of:=[.B10]" office:value-type="float" office:value="105.66" calcext:value-type="float">
            <text:p>105.66</text:p>
          </table:table-cell>
          <table:table-cell table:style-name="ce4" table:formula="of:=SQRT([.A11]*[.A11]+[.B11]*[.B11])" office:value-type="float" office:value="511.04210746278" calcext:value-type="float">
            <text:p>511.04210746278</text:p>
          </table:table-cell>
          <table:table-cell table:style-name="ce4" table:formula="of:=[.C11]-[.B11]" office:value-type="float" office:value="405.38210746278" calcext:value-type="float">
            <text:p>405.38210746278</text:p>
          </table:table-cell>
          <table:table-cell table:style-name="ce5" table:formula="of:=[.A11]/[.C11]" office:value-type="float" office:value="0.97839295959857" calcext:value-type="float">
            <text:p>0.9784</text:p>
          </table:table-cell>
          <table:table-cell table:style-name="ce5" table:formula="of:=1/SQRT(1-[.E11]*[.E11])" office:value-type="float" office:value="4.83666579086485" calcext:value-type="float">
            <text:p>4.8367</text:p>
          </table:table-cell>
          <table:table-cell table:style-name="ce4" table:formula="of:=[.$B$4]/([.E11]*0.2997925)" office:value-type="float" office:value="11.3768524069368" calcext:value-type="float">
            <text:p>11.3768524069368</text:p>
          </table:table-cell>
          <table:table-cell table:formula="of:=[.G11]-11.131" office:value-type="float" office:value="0.2458524069368" calcext:value-type="float">
            <text:p>0.2458524069368</text:p>
          </table:table-cell>
          <table:table-cell table:number-columns-repeated="1016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table:formula="of:=[.B11]" office:value-type="float" office:value="105.66" calcext:value-type="float">
            <text:p>105.66</text:p>
          </table:table-cell>
          <table:table-cell table:style-name="ce4" table:formula="of:=SQRT([.A12]*[.A12]+[.B12]*[.B12])" office:value-type="float" office:value="609.232333022469" calcext:value-type="float">
            <text:p>609.232333022469</text:p>
          </table:table-cell>
          <table:table-cell table:style-name="ce4" table:formula="of:=[.C12]-[.B12]" office:value-type="float" office:value="503.572333022469" calcext:value-type="float">
            <text:p>503.572333022469</text:p>
          </table:table-cell>
          <table:table-cell table:style-name="ce5" table:formula="of:=[.A12]/[.C12]" office:value-type="float" office:value="0.984845956916525" calcext:value-type="float">
            <text:p>0.9848</text:p>
          </table:table-cell>
          <table:table-cell table:style-name="ce5" table:formula="of:=1/SQRT(1-[.E12]*[.E12])" office:value-type="float" office:value="5.76596945885357" calcext:value-type="float">
            <text:p>5.7660</text:p>
          </table:table-cell>
          <table:table-cell table:style-name="ce4" table:formula="of:=[.$B$4]/([.E12]*0.2997925)" office:value-type="float" office:value="11.3023079590938" calcext:value-type="float">
            <text:p>11.3023079590938</text:p>
          </table:table-cell>
          <table:table-cell table:formula="of:=[.G12]-11.131" office:value-type="float" office:value="0.1713079590938" calcext:value-type="float">
            <text:p>0.1713079590938</text:p>
          </table:table-cell>
          <table:table-cell table:number-columns-repeated="1016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4" table:formula="of:=[.B12]" office:value-type="float" office:value="105.66" calcext:value-type="float">
            <text:p>105.66</text:p>
          </table:table-cell>
          <table:table-cell table:style-name="ce4" table:formula="of:=SQRT([.A13]*[.A13]+[.B13]*[.B13])" office:value-type="float" office:value="707.929400152303" calcext:value-type="float">
            <text:p>707.929400152303</text:p>
          </table:table-cell>
          <table:table-cell table:style-name="ce4" table:formula="of:=[.C13]-[.B13]" office:value-type="float" office:value="602.269400152303" calcext:value-type="float">
            <text:p>602.269400152303</text:p>
          </table:table-cell>
          <table:table-cell table:style-name="ce5" table:formula="of:=[.A13]/[.C13]" office:value-type="float" office:value="0.988799165353781" calcext:value-type="float">
            <text:p>0.9888</text:p>
          </table:table-cell>
          <table:table-cell table:style-name="ce5" table:formula="of:=1/SQRT(1-[.E13]*[.E13])" office:value-type="float" office:value="6.70007003740588" calcext:value-type="float">
            <text:p>6.7001</text:p>
          </table:table-cell>
          <table:table-cell table:style-name="ce4" table:formula="of:=[.$B$4]/([.E13]*0.2997925)" office:value-type="float" office:value="11.2571214533302" calcext:value-type="float">
            <text:p>11.2571214533302</text:p>
          </table:table-cell>
          <table:table-cell table:formula="of:=[.G13]-11.131" office:value-type="float" office:value="0.1261214533302" calcext:value-type="float">
            <text:p>0.1261214533302</text:p>
          </table:table-cell>
          <table:table-cell table:number-columns-repeated="1016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4" table:formula="of:=[.B13]" office:value-type="float" office:value="105.66" calcext:value-type="float">
            <text:p>105.66</text:p>
          </table:table-cell>
          <table:table-cell table:style-name="ce4" table:formula="of:=SQRT([.A14]*[.A14]+[.B14]*[.B14])" office:value-type="float" office:value="806.947356151565" calcext:value-type="float">
            <text:p>806.947356151565</text:p>
          </table:table-cell>
          <table:table-cell table:style-name="ce4" table:formula="of:=[.C14]-[.B14]" office:value-type="float" office:value="701.287356151565" calcext:value-type="float">
            <text:p>701.287356151565</text:p>
          </table:table-cell>
          <table:table-cell table:style-name="ce5" table:formula="of:=[.A14]/[.C14]" office:value-type="float" office:value="0.991390570774409" calcext:value-type="float">
            <text:p>0.9914</text:p>
          </table:table-cell>
          <table:table-cell table:style-name="ce5" table:formula="of:=1/SQRT(1-[.E14]*[.E14])" office:value-type="float" office:value="7.63720761074731" calcext:value-type="float">
            <text:p>7.6372</text:p>
          </table:table-cell>
          <table:table-cell table:style-name="ce4" table:formula="of:=[.$B$4]/([.E14]*0.2997925)" office:value-type="float" office:value="11.2276963544692" calcext:value-type="float">
            <text:p>11.2276963544692</text:p>
          </table:table-cell>
          <table:table-cell table:formula="of:=[.G14]-11.131" office:value-type="float" office:value="0.0966963544692003" calcext:value-type="float">
            <text:p>0.0966963544692</text:p>
          </table:table-cell>
          <table:table-cell table:number-columns-repeated="1016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4" table:formula="of:=[.B14]" office:value-type="float" office:value="105.66" calcext:value-type="float">
            <text:p>105.66</text:p>
          </table:table-cell>
          <table:table-cell table:style-name="ce4" table:formula="of:=SQRT([.A15]*[.A15]+[.B15]*[.B15])" office:value-type="float" office:value="906.181017015916" calcext:value-type="float">
            <text:p>906.181017015916</text:p>
          </table:table-cell>
          <table:table-cell table:style-name="ce4" table:formula="of:=[.C15]-[.B15]" office:value-type="float" office:value="800.521017015916" calcext:value-type="float">
            <text:p>800.521017015916</text:p>
          </table:table-cell>
          <table:table-cell table:style-name="ce5" table:formula="of:=[.A15]/[.C15]" office:value-type="float" office:value="0.993179048225629" calcext:value-type="float">
            <text:p>0.9932</text:p>
          </table:table-cell>
          <table:table-cell table:style-name="ce5" table:formula="of:=1/SQRT(1-[.E15]*[.E15])" office:value-type="float" office:value="8.57638668385311" calcext:value-type="float">
            <text:p>8.5764</text:p>
          </table:table-cell>
          <table:table-cell table:style-name="ce4" table:formula="of:=[.$B$4]/([.E15]*0.2997925)" office:value-type="float" office:value="11.2074779640441" calcext:value-type="float">
            <text:p>11.2074779640441</text:p>
          </table:table-cell>
          <table:table-cell table:formula="of:=[.G15]-11.131" office:value-type="float" office:value="0.0764779640441002" calcext:value-type="float">
            <text:p>0.0764779640441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4" table:formula="of:=[.B15]" office:value-type="float" office:value="105.66" calcext:value-type="float">
            <text:p>105.66</text:p>
          </table:table-cell>
          <table:table-cell table:style-name="ce4" table:formula="of:=SQRT([.A16]*[.A16]+[.B16]*[.B16])" office:value-type="float" office:value="1005.56652470137" calcext:value-type="float">
            <text:p>1005.56652470137</text:p>
          </table:table-cell>
          <table:table-cell table:style-name="ce4" table:formula="of:=[.C16]-[.B16]" office:value-type="float" office:value="899.906524701374" calcext:value-type="float">
            <text:p>899.906524701374</text:p>
          </table:table-cell>
          <table:table-cell table:style-name="ce5" table:formula="of:=[.A16]/[.C16]" office:value-type="float" office:value="0.994464289965273" calcext:value-type="float">
            <text:p>0.9945</text:p>
          </table:table-cell>
          <table:table-cell table:style-name="ce5" table:formula="of:=1/SQRT(1-[.E16]*[.E16])" office:value-type="float" office:value="9.51700288379129" calcext:value-type="float">
            <text:p>9.5170</text:p>
          </table:table-cell>
          <table:table-cell table:style-name="ce4" table:formula="of:=[.$B$4]/([.E16]*0.2997925)" office:value-type="float" office:value="11.1929934635739" calcext:value-type="float">
            <text:p>11.1929934635739</text:p>
          </table:table-cell>
          <table:table-cell table:formula="of:=[.G16]-11.131" office:value-type="float" office:value="0.0619934635739003" calcext:value-type="float">
            <text:p>0.0619934635739</text:p>
          </table:table-cell>
          <table:table-cell table:number-columns-repeated="1016"/>
        </table:table-row>
        <table:table-row table:style-name="ro1">
          <table:table-cell table:style-name="ce2" office:value-type="float" office:value="10000000000" calcext:value-type="float">
            <text:p>1.00E+010</text:p>
          </table:table-cell>
          <table:table-cell table:style-name="ce4" table:formula="of:=[.B16]" office:value-type="float" office:value="105.66" calcext:value-type="float">
            <text:p>105.66</text:p>
          </table:table-cell>
          <table:table-cell table:style-name="ce4" table:formula="of:=SQRT([.A17]*[.A17]+[.B17]*[.B17])" office:value-type="float" office:value="10000000000" calcext:value-type="float">
            <text:p>10000000000</text:p>
          </table:table-cell>
          <table:table-cell table:style-name="ce4" table:formula="of:=[.C17]-[.B17]" office:value-type="float" office:value="9999999894.34" calcext:value-type="float">
            <text:p>9999999894.34</text:p>
          </table:table-cell>
          <table:table-cell table:style-name="ce5" table:formula="of:=[.A17]/[.C17]" office:value-type="float" office:value="1" calcext:value-type="float">
            <text:p>1.0000</text:p>
          </table:table-cell>
          <table:table-cell table:style-name="ce5" table:formula="of:=1/SQRT(1-[.E17]*[.E17])" office:value-type="string" office:string-value="" calcext:value-type="error">
            <text:p>#DIV/0!</text:p>
          </table:table-cell>
          <table:table-cell table:style-name="ce4" table:formula="of:=[.$B$4]/([.E17]*0.2997925)" office:value-type="float" office:value="11.131032297339" calcext:value-type="float">
            <text:p>11.131032297339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257" table:default-cell-style-name="ce7"/>
        <table:table-column table:style-name="co2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2" table:number-columns-repeated="257" table:default-cell-style-name="ce7"/>
        <table:table-column table:style-name="co2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 style:data-style-name="N2" text:time-value="15:59:32.693030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19T18:59:41</meta:creation-date>
    <dc:date>2019-06-10T16:01:59.137860686</dc:date>
    <meta:editing-cycles>9</meta:editing-cycles>
    <meta:editing-duration>PT1H59M23S</meta:editing-duration>
    <meta:generator>LibreOffice/5.3.6.1$Linux_X86_64 LibreOffice_project/30$Build-1</meta:generator>
    <meta:document-statistic meta:table-count="3" meta:cell-count="103" meta:object-count="0"/>
  </office:meta>
</office:document-meta>
</file>